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8008in" fo:break-before="auto" style:use-optimal-row-height="false"/>
    </style:style>
    <style:style style:name="ro5" style:family="table-row">
      <style:table-row-properties style:row-height="0.5555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ugs fixed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fixed crash and other bugs reported by sheerish on diy </text:p>
          </table:table-cell>
          <table:table-cell table:style-name="ce14" office:value-type="string">
            <text:p>COMPLETE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todays bugs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there was a bug about redirection in media&gt;labels page analysis that and report it to sheerish as it was an invalid bug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testing instance for sheerish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took a fresh checkout of Dashgo-2.4.0 and follow the startup checklist for it and updated the codes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4">
          <table:table-cell table:style-name="ce2" office:value-type="string">
            <text:p>code analyzing and optimization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look after the codes that i have written in two days and had optimized where it was possible and committed it to cvs for rails3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6">
          <table:table-cell table:style-name="ce4" table:number-columns-repeated="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7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9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3-02T19:35:04</dc:date>
    <meta:editing-cycles>240</meta:editing-cycles>
    <meta:editing-duration>P25DT17H24M48S</meta:editing-duration>
    <meta:generator>BrOffice.org/3.3$Linux OpenOffice.org_project/330m20$Build-9567</meta:generator>
    <meta:document-statistic meta:table-count="1" meta:cell-count="21" meta:object-count="0"/>
  </office:meta>
</office:document-meta>
</file>